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6C60000048098C0B1B6.png" manifest:media-type="image/png"/>
  <manifest:file-entry manifest:full-path="Pictures/1000000100000043000000435D6C581D.png" manifest:media-type="image/png"/>
  <manifest:file-entry manifest:full-path="Pictures/10000001000005E8000003EE9F46F40D.png" manifest:media-type="image/png"/>
  <manifest:file-entry manifest:full-path="Pictures/10000001000006D40000010E996AAA83.png" manifest:media-type="image/png"/>
  <manifest:file-entry manifest:full-path="Pictures/100000010000044E00000261030053C1.png" manifest:media-type="image/png"/>
  <manifest:file-entry manifest:full-path="Pictures/10000001000005DF0000049D8B44BA04.png" manifest:media-type="image/png"/>
  <manifest:file-entry manifest:full-path="Pictures/100000010000037D0000028E46BFA10F.png" manifest:media-type="image/png"/>
  <manifest:file-entry manifest:full-path="Pictures/100000010000046A000003C78F0AA470.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55cm" fo:min-width="0.077cm" fo:padding-top="0.115cm" fo:padding-bottom="0.115cm" fo:padding-left="0.24cm" fo:padding-right="0.24cm" fo:wrap-option="wrap" draw:shadow="visible" draw:shadow-offset-x="0.1cm" draw:shadow-offset-y="0.1cm" draw:shadow-color="#ffffff" draw:shadow-opacity="50%" loext:shadow-blur="0.176cm" loext:decorative="false">
        <loext:stroke-complex-color loext:theme-type="accent1" loext:color-type="theme"/>
        <loext:fill-complex-color loext:theme-type="dark1" loext:color-type="theme"/>
      </style:graphic-properties>
    </style:style>
    <style:style style:name="gr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1.486cm" fo:min-width="2.687cm" fo:padding-top="0.125cm" fo:padding-bottom="0.125cm" fo:padding-left="0.25cm" fo:padding-right="0.25cm" fo:wrap-option="wrap" loext:decorative="false"/>
    </style:style>
    <style:style style:name="gr1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751cm" fo:min-width="1.501cm" fo:padding-top="0.125cm" fo:padding-bottom="0.125cm" fo:padding-left="0.25cm" fo:padding-right="0.25cm" fo:wrap-option="wrap" loext:decorative="false"/>
    </style:style>
    <style:style style:name="gr12"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294cm" fo:min-width="2.687cm" fo:padding-top="0.125cm" fo:padding-bottom="0.125cm" fo:padding-left="0.25cm" fo:padding-right="0.25cm" fo:wrap-option="wrap" loext:decorative="false"/>
    </style:style>
    <style:style style:name="gr15"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359cm" fo:min-width="0.973cm" fo:padding-top="0.125cm" fo:padding-bottom="0.125cm" fo:padding-left="0.25cm" fo:padding-right="0.25cm" fo:wrap-option="wrap" loext:decorative="false"/>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5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0"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5"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26"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7"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29"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0"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6" style:family="graphic" style:parent-style-name="standard" style:list-style-name="L10">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3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9"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1" style:family="graphic" style:parent-style-name="standard" style:list-style-name="L1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678cm" fo:min-width="2.646cm" fo:padding-top="0.09cm" fo:padding-bottom="0.09cm" fo:padding-left="0.09cm" fo:padding-right="0.09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722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4" style:family="presentation" style:parent-style-name="Title_20_Slide-title">
      <style:graphic-properties draw:stroke="solid" svg:stroke-width="0.05cm" svg:stroke-color="#325490" draw:marker-start-width="0.17cm" draw:marker-end-width="0.17cm" draw:fill="gradient" draw:fill-gradient-name="Gradient_20_1" draw:gradient-step-count="0" draw:textarea-horizontal-align="justify" draw:textarea-vertical-align="top" draw:auto-grow-height="true" draw:auto-grow-width="true" draw:fit-to-size="false" style:shrink-to-fit="false" fo:min-height="0.763cm" fo:min-width="1.932cm" fo:padding-top="0.09cm" fo:padding-bottom="-0.01cm" fo:padding-left="0.09cm" fo:padding-right="0.09cm" fo:wrap-option="no-wrap" draw:shadow="visible" draw:shadow-offset-x="0.1cm" draw:shadow-offset-y="0.1cm" draw:shadow-color="#ffffff" draw:shadow-opacity="50%" loext:shadow-blur="0.353cm" loext:decorative="false"/>
      <style:paragraph-properties style:writing-mode="lr-tb"/>
    </style:style>
    <style:style style:name="pr5"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250"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none"/>
      <style:paragraph-properties fo:text-align="start"/>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1" fo:font-size="16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1" fo:font-size="16pt" fo:hyphenate="false"/>
    </style:style>
    <style:style style:name="P1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font-weight="250" style:font-size-asian="20pt" style:font-size-complex="20pt"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7" style:family="paragraph">
      <loext:graphic-properties draw:fill="gradient" draw:fill-gradient-name="Gradient_20_1"/>
      <style:paragraph-properties fo:text-align="start" style:font-independent-line-spacing="true"/>
      <style:text-properties fo:font-size="44pt"/>
    </style:style>
    <style:style style:name="P18"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0"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250"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3b3838"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rojects" draw:style-name="dp1" draw:master-page-name="Title_20_Slide" presentation:presentation-page-layout-name="AL1T0">
        <draw:frame presentation:style-name="pr1" draw:text-style-name="P2" draw:layer="layout" svg:width="2.826cm" svg:height="0.858cm" svg:x="0.51cm" svg:y="0.5cm" presentation:class="title" presentation:user-transformed="true">
          <draw:text-box>
            <text:p text:style-name="P1"><text:span text:style-name="T1">1. projects</text:span></text:p>
          </draw:text-box>
        </draw:frame>
        <draw:g draw:style-name="gr1">
          <draw:frame draw:name="Picture 3" draw:style-name="gr2" draw:text-style-name="P3" draw:layer="layout" svg:width="1.376cm" svg:height="0.733cm" svg:x="29.638cm" svg:y="0.55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54cm" svg:height="0.759cm" svg:x="31.014cm" svg:y="0.5cm">
            <text:p text:style-name="P4"><text:span text:style-name="T2"><text:a xlink:href="../../foundry.odp"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types" draw:style-name="dp1" draw:master-page-name="Title_20_Slide" presentation:presentation-page-layout-name="AL1T0">
        <draw:frame draw:style-name="gr5" draw:text-style-name="P7" draw:layer="layout" svg:width="15.192cm" svg:height="10.093cm" svg:x="2.808cm" svg:y="2cm">
          <draw:image xlink:href="Pictures/10000001000006C60000048098C0B1B6.png" xlink:type="simple" xlink:show="embed" xlink:actuate="onLoad" draw:mime-type="image/png">
            <text:p/>
          </draw:image>
        </draw:frame>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 draw:text-style-name="P10" draw:layer="layout" svg:width="2.103cm" svg:height="0.679cm" svg:x="0.964cm" svg:y="2.321cm">
          <text:p text:style-name="P9"><text:span text:style-name="T3">typ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 draw:text-style-name="P5" draw:layer="layout" svg:width="2.547cm" svg:height="0.729cm" svg:x="15.554cm" svg:y="12.535cm">
            <text:p text:style-name="P4"><text:span text:style-name="T4"><text:a xlink:href="https://learn.microsoft.com/en-us/azure/ai-foundry/what-is-azure-ai-foundry#which-type-of-project-do-i-need" xlink:type="simple">project typ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5cm" svg:y="12.5cm">
            <draw:image xlink:href="Pictures/1000000100000043000000435D6C581D.png" xlink:type="simple" xlink:show="embed" xlink:actuate="onLoad" draw:mime-type="image/png">
              <text:p/>
            </draw:image>
            <svg:desc>Icon

Description automatically generated</svg:desc>
          </draw:frame>
        </draw:g>
        <draw:frame draw:style-name="gr5" draw:text-style-name="P7" draw:layer="layout" svg:width="18.921cm" svg:height="2.921cm" svg:x="2.579cm" svg:y="13.5cm">
          <draw:image xlink:href="Pictures/10000001000006D40000010E996AAA83.png" xlink:type="simple" xlink:show="embed" xlink:actuate="onLoad" draw:mime-type="image/png">
            <text:p/>
          </draw:image>
        </draw:frame>
        <draw:frame draw:style-name="gr5" draw:text-style-name="P7" draw:layer="layout" svg:width="13.787cm" svg:height="7.619cm" svg:x="19.213cm" svg:y="2.5cm">
          <draw:image xlink:href="Pictures/100000010000044E00000261030053C1.png" xlink:type="simple" xlink:show="embed" xlink:actuate="onLoad" draw:mime-type="image/png">
            <text:p/>
          </draw:image>
        </draw:frame>
        <draw:custom-shape draw:style-name="gr10" draw:text-style-name="P11" draw:layer="layout" svg:width="3.186cm" svg:height="1.735cm" svg:x="19.814cm" svg:y="8.2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1" draw:layer="layout" svg:width="2cm" svg:height="1cm" svg:x="26.1cm" svg:y="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2" draw:layer="layout" svg:width="1.902cm" svg:height="0.843cm" svg:x="0.51cm" svg:y="0.5cm" presentation:class="title" presentation:user-transformed="true">
          <draw:text-box>
            <text:p text:style-name="P1"><text:span text:style-name="T5">2. types</text:span></text:p>
          </draw:text-box>
        </draw:frame>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3. create" draw:style-name="dp1" draw:master-page-name="Title_20_Slide" presentation:presentation-page-layout-name="AL1T0">
        <draw:frame draw:style-name="gr5" draw:text-style-name="P7" draw:layer="layout" svg:width="8.09cm" svg:height="5.925cm" svg:x="5.279cm" svg:y="1.869cm">
          <draw:image xlink:href="Pictures/100000010000037D0000028E46BFA10F.png" xlink:type="simple" xlink:show="embed" xlink:actuate="onLoad" draw:mime-type="image/png">
            <text:p/>
          </draw:image>
        </draw:frame>
        <draw:custom-shape draw:style-name="gr6" draw:text-style-name="P8" draw:layer="layout" svg:width="0.576cm" svg:height="16.799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0" draw:layer="layout" svg:width="4.655cm" svg:height="0.679cm" svg:x="0.964cm" svg:y="2.321cm">
          <text:p text:style-name="P9"><text:span text:style-name="T3">resource group</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3" draw:text-style-name="P5" draw:layer="layout" svg:width="4.993cm" svg:height="0.729cm" svg:x="8.301cm" svg:y="8.334cm">
            <text:p text:style-name="P4"><text:span text:style-name="T4"><text:a xlink:href="https://portal.azure.com/#@cegidgroup.onmicrosoft.com/resource/subscriptions/6b18b854-398b-4dc7-9828-c492ac221f23/resourceGroups" xlink:type="simple">App-AI-CoE\resource group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7.747cm" svg:y="8.299cm">
            <draw:image xlink:href="Pictures/1000000100000043000000435D6C581D.png" xlink:type="simple" xlink:show="embed" xlink:actuate="onLoad" draw:mime-type="image/png">
              <text:p/>
            </draw:image>
            <svg:desc>Icon

Description automatically generated</svg:desc>
          </draw:frame>
        </draw:g>
        <draw:custom-shape draw:style-name="gr14" draw:text-style-name="P11" draw:layer="layout" svg:width="3.186cm" svg:height="0.543cm" svg:x="9.996cm" svg:y="7.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1" draw:layer="layout" svg:width="1.472cm" svg:height="0.608cm" svg:x="10.167cm" svg:y="3.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16" draw:text-style-name="P5" draw:layer="layout" svg:width="3.226cm" svg:height="0.729cm" svg:x="12.279cm" svg:y="17.255cm">
            <text:p text:style-name="P4"><text:span text:style-name="T4"><text:a xlink:href="https://portal.azure.com/#create/Microsoft.CognitiveServicesAllInOne" xlink:type="simple">create Ai servi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11.725cm" svg:y="17.22cm">
            <draw:image xlink:href="Pictures/1000000100000043000000435D6C581D.png" xlink:type="simple" xlink:show="embed" xlink:actuate="onLoad" draw:mime-type="image/png">
              <text:p/>
            </draw:image>
            <svg:desc>Icon

Description automatically generated</svg:desc>
          </draw:frame>
        </draw:g>
        <draw:frame draw:style-name="gr5" draw:text-style-name="P7" draw:layer="layout" svg:width="10.997cm" svg:height="7.316cm" svg:x="4.46cm" svg:y="9.412cm">
          <draw:image xlink:href="Pictures/10000001000005E8000003EE9F46F40D.png" xlink:type="simple" xlink:show="embed" xlink:actuate="onLoad" draw:mime-type="image/png">
            <text:p/>
          </draw:image>
        </draw:frame>
        <draw:custom-shape draw:style-name="gr17" draw:text-style-name="P10" draw:layer="layout" svg:width="3.49cm" svg:height="0.679cm" svg:x="0.954cm" svg:y="9.604cm">
          <text:p text:style-name="P9"><text:span text:style-name="T3">create hub</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4" draw:text-style-name="P11" draw:layer="layout" svg:width="3.186cm" svg:height="0.543cm" svg:x="8.001cm" svg:y="15.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4" draw:layer="layout" svg:width="2.219cm" svg:height="1.217cm" svg:x="11.522cm" svg:y="14.408cm">
          <text:list text:style-name="L4">
            <text:list-item>
              <text:p text:style-name="P13"><text:span text:style-name="T6">create </text:span></text:p>
              <text:list>
                <text:list-item>
                  <text:p text:style-name="P13"><text:span text:style-name="T6">new </text:span></text:p>
                </text:list-item>
              </text:list>
            </text:list-item>
          </text:list>
          <draw:enhanced-geometry draw:mirror-horizontal="false" draw:mirror-vertical="false" svg:viewBox="0 0 0 0" draw:text-areas="0 0 ?f37 ?f36" draw:type="ooxml-wedgeRectCallout" draw:modifiers="-68950.1116902457 54351.39573070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5" draw:text-style-name="P7" draw:layer="layout" svg:width="11.054cm" svg:height="8.686cm" svg:x="19.181cm" svg:y="2.108cm">
          <draw:image xlink:href="Pictures/10000001000005DF0000049D8B44BA04.png" xlink:type="simple" xlink:show="embed" xlink:actuate="onLoad" draw:mime-type="image/png">
            <text:p/>
          </draw:image>
        </draw:frame>
        <draw:custom-shape draw:style-name="gr19" draw:text-style-name="P8" draw:layer="layout" svg:width="0.576cm" svg:height="16.799cm" svg:x="16.186cm" svg:y="1.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0" draw:layer="layout" svg:width="2.529cm" svg:height="0.679cm" svg:x="16.747cm" svg:y="2.368cm">
          <text:p text:style-name="P9"><text:span text:style-name="T3">projec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1" draw:text-style-name="P5" draw:layer="layout" svg:width="2.695cm" svg:height="0.729cm" svg:x="27.052cm" svg:y="11.338cm">
            <text:p text:style-name="P4"><text:span text:style-name="T4"><text:a xlink:href="https://portal.azure.com/#view/Microsoft_Azure_ProjectOxford/CognitiveServicesHub/~/AIServices" xlink:type="simple">create 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26.498cm" svg:y="11.303cm">
            <draw:image xlink:href="Pictures/1000000100000043000000435D6C581D.png" xlink:type="simple" xlink:show="embed" xlink:actuate="onLoad" draw:mime-type="image/png">
              <text:p/>
            </draw:image>
            <svg:desc>Icon

Description automatically generated</svg:desc>
          </draw:frame>
        </draw:g>
        <draw:frame draw:style-name="gr5" draw:text-style-name="P7" draw:layer="layout" svg:width="7.617cm" svg:height="6.518cm" svg:x="17.73cm" svg:y="11.755cm">
          <draw:image xlink:href="Pictures/100000010000046A000003C78F0AA470.png" xlink:type="simple" xlink:show="embed" xlink:actuate="onLoad" draw:mime-type="image/png">
            <text:p/>
          </draw:image>
        </draw:frame>
        <draw:frame presentation:style-name="pr4" draw:text-style-name="P12" draw:layer="layout" svg:width="2.112cm" svg:height="0.843cm" svg:x="0.405cm" svg:y="0.5cm" presentation:class="title" presentation:user-transformed="true">
          <draw:text-box>
            <text:p text:style-name="P1"><text:span text:style-name="T5">3. create</text:span></text:p>
          </draw:text-box>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2" draw:text-style-name="P8"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5" draw:layer="layout" svg:width="3.929cm" svg:height="0.764cm" svg:x="0.755cm" svg:y="2.094cm">
          <text:p text:style-name="P4"><text:span text:style-name="T7">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5" draw:text-style-name="P17" draw:layer="layout" svg:width="3.755cm" svg:height="1.026cm" svg:x="0.449cm" svg:y="0.514cm" presentation:class="title" presentation:user-transformed="true">
          <draw:text-box>
            <text:p text:style-name="P16"><text:span text:style-name="T8">Z. </text:span><text:span text:style-name="T9">template</text:span></text:p>
          </draw:text-box>
        </draw:frame>
        <draw:custom-shape draw:style-name="gr24" draw:text-style-name="P18"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5" draw:text-style-name="P20" draw:layer="layout" svg:width="4.105cm" svg:height="0.764cm" svg:x="0.826cm" svg:y="3.502cm">
          <text:p text:style-name="P19"><text:span text:style-name="T1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6" draw:text-style-name="P20" draw:layer="layout" svg:width="4.507cm" svg:height="1.727cm" svg:x="0.915cm" svg:y="16.796cm">
          <text:p text:style-name="P19"><text:span text:style-name="T1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7" draw:text-style-name="P20" draw:layer="layout" svg:width="1.375cm" svg:height="1.291cm" svg:x="0.789cm" svg:y="13.697cm">
          <text:p text:style-name="P19"><text:span text:style-name="T12">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8" draw:text-style-name="P5" draw:layer="layout" svg:width="1.736cm" svg:height="2.113cm" svg:x="2.297cm" svg:y="13.139cm">
          <text:p text:style-name="P4"><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4" draw:layer="layout" svg:width="3.921cm" svg:height="0.794cm" svg:x="5.994cm" svg:y="3.457cm">
          <text:list text:style-name="L7">
            <text:list-item>
              <text:p text:style-name="P13"><text:span text:style-name="T1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4" draw:layer="layout" svg:width="7.87cm" svg:height="2.623cm" svg:x="1.657cm" svg:y="5.047cm">
          <text:list text:style-name="L7">
            <text:list-item>
              <text:p text:style-name="P13"><text:span text:style-name="T15">A </text:span><text:span text:style-name="T16">slash</text:span><text:span text:style-name="T15"> </text:span></text:p>
            </text:list-item>
          </text:list>
          <text:list text:style-name="L8">
            <text:list-item>
              <text:list>
                <text:list-item>
                  <text:p text:style-name="P13"><text:span text:style-name="T15">followed </text:span></text:p>
                </text:list-item>
              </text:list>
            </text:list-item>
            <text:list-item>
              <text:p text:style-name="P13"><text:span text:style-name="T15">by </text:span></text:p>
              <text:list>
                <text:list-item>
                  <text:p text:style-name="P13"><text:span text:style-name="T1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32"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3"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34"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9"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5"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6" draw:text-style-name="P22" draw:layer="layout" svg:width="4.628cm" svg:height="1.218cm" svg:x="0.914cm" svg:y="15.288cm">
          <text:list text:style-name="L10">
            <text:list-item>
              <text:p text:style-name="P21"><text:span text:style-name="T18">every key-frame</text:span></text:p>
            </text:list-item>
            <text:list-item>
              <text:p text:style-name="P21"><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37" draw:text-style-name="P3" draw:layer="layout" draw:line-skew="2.567cm" svg:x1="11.486cm" svg:y1="9.773cm" svg:x2="16.895cm" svg:y2="12.725cm" svg:d="M11486 9773h2705v2952h2704" svg:viewBox="0 0 5410 2953">
          <text:p/>
        </draw:connector>
        <draw:custom-shape draw:style-name="gr38" draw:text-style-name="P11"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14" draw:layer="layout" svg:width="2.685cm" svg:height="1.217cm" svg:x="25.323cm" svg:y="3.211cm">
          <text:list text:style-name="L10">
            <text:list-item>
              <text:p text:style-name="P13"><text:span text:style-name="T6">download </text:span></text:p>
            </text:list-item>
          </text:list>
          <text:list text:style-name="L11">
            <text:list-item>
              <text:list>
                <text:list-item>
                  <text:p text:style-name="P13"><text:span text:style-name="T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0" draw:text-style-name="P15" draw:layer="layout" svg:width="1.125cm" svg:height="0.679cm" svg:x="23.401cm" svg:y="3.759cm">
          <text:p text:style-name="P4"><text:span text:style-name="T19">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14" draw:layer="layout" svg:width="2.685cm" svg:height="1.217cm" svg:x="28.681cm" svg:y="3.211cm">
          <text:list text:style-name="L10">
            <text:list-item>
              <text:p text:style-name="P13"><text:span text:style-name="T6">download </text:span></text:p>
            </text:list-item>
          </text:list>
          <text:list text:style-name="L11">
            <text:list-item>
              <text:list>
                <text:list-item>
                  <text:p text:style-name="P13"><text:span text:style-name="T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9"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2" draw:text-style-name="P5" draw:layer="layout" svg:width="2.056cm" svg:height="0.759cm" svg:x="5.523cm" svg:y="10.48cm">
            <text:p text:style-name="P4"><text:span text:style-name="T20"><text:a xlink:href="#Slide 2"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9"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3" draw:text-style-name="P5" draw:layer="layout" svg:width="1.371cm" svg:height="0.589cm" svg:x="1.176cm" svg:y="12.719cm">
            <text:p text:style-name="P4"><text:span text:style-name="T21"><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4"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3</meta:editing-cycles>
    <meta:creation-date>2019-03-25T09:18:39</meta:creation-date>
    <dc:date>2025-11-05T02:51:26.262168800</dc:date>
    <meta:editing-duration>P46DT37M14S</meta:editing-duration>
    <meta:generator>LibreOffice/25.2.7.2$Windows_X86_64 LibreOffice_project/5cbfd1ab6520636bb5f7b99185aa69bd7456825d</meta:generator>
    <meta:document-statistic meta:object-count="338"/>
    <meta:user-defined meta:name="AppVersion">16.0000</meta:user-defined>
    <meta:user-defined meta:name="PresentationFormat">Widescreen</meta:user-defined>
    <meta:user-defined meta:name="Slides" meta:value-type="float">12</meta:user-defined>
  </office:meta>
</office:document-meta>
</file>